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text-underline-style="solid" style:text-underline-width="auto" style:text-underline-color="font-color" fo:font-weight="bold" style:font-weight-asian="bold" style:font-weight-complex="bold"/>
    </style:style>
    <style:style style:name="P2" style:family="paragraph" style:parent-style-name="Standard">
      <style:text-properties fo:font-style="italic" style:font-style-asian="italic" style:font-style-complex="italic"/>
    </style:style>
    <style:style style:name="P3" style:family="paragraph" style:parent-style-name="Standard">
      <style:text-properties fo:font-style="normal" fo:background-color="#ffffff" style:font-style-asian="normal" style:font-style-complex="normal"/>
    </style:style>
    <style:style style:name="P4" style:family="paragraph" style:parent-style-name="Standard">
      <style:text-properties fo:font-style="normal" style:font-style-asian="normal" style:font-style-complex="normal"/>
    </style:style>
    <style:style style:name="P5" style:family="paragraph" style:parent-style-name="Standard">
      <style:text-properties fo:font-style="normal" fo:background-color="#00cc00" style:font-style-asian="normal" style:font-style-complex="normal"/>
    </style:style>
    <style:style style:name="P6" style:family="paragraph" style:parent-style-name="Standard">
      <style:text-properties fo:background-color="#ffffff"/>
    </style:style>
    <style:style style:name="P7" style:family="paragraph" style:parent-style-name="Standard">
      <style:text-properties fo:background-color="#9900ff"/>
    </style:style>
    <style:style style:name="P8" style:family="paragraph" style:parent-style-name="Standard">
      <style:text-properties fo:background-color="#00cc00"/>
    </style:style>
    <style:style style:name="P9" style:family="paragraph" style:parent-style-name="Standard" style:list-style-name="L1"/>
    <style:style style:name="P10" style:family="paragraph" style:parent-style-name="Standard" style:list-style-name="L1">
      <style:text-properties fo:background-color="#ffffff"/>
    </style:style>
    <style:style style:name="P11" style:family="paragraph" style:parent-style-name="Standard" style:list-style-name="L1">
      <style:text-properties fo:font-style="normal" fo:background-color="#ffffff" style:font-style-asian="normal" style:font-style-complex="normal"/>
    </style:style>
    <style:style style:name="P12" style:family="paragraph" style:parent-style-name="Standard" style:list-style-name="L3">
      <style:text-properties fo:font-style="normal" fo:background-color="#ffffff" style:font-style-asian="normal" style:font-style-complex="normal"/>
    </style:style>
    <style:style style:name="P13" style:family="paragraph" style:parent-style-name="Standard" style:list-style-name="L2"/>
    <style:style style:name="P14" style:family="paragraph" style:parent-style-name="Standard" style:list-style-name="L3"/>
    <style:style style:name="P15" style:family="paragraph" style:parent-style-name="Standard" style:list-style-name="L4"/>
    <style:style style:name="P16" style:family="paragraph" style:parent-style-name="Standard" style:list-style-name="L5"/>
    <style:style style:name="P17" style:family="paragraph" style:parent-style-name="Standard" style:list-style-name="L6"/>
    <style:style style:name="P18" style:family="paragraph" style:parent-style-name="Standard" style:list-style-name="L6">
      <style:text-properties fo:font-weight="bold" style:font-weight-asian="bold" style:font-weight-complex="bold"/>
    </style:style>
    <style:style style:name="P19" style:family="paragraph" style:parent-style-name="Standard">
      <style:text-properties style:text-underline-style="solid" style:text-underline-width="auto" style:text-underline-color="font-color" fo:font-weight="bold" style:font-weight-asian="bold" style:font-weight-complex="bold"/>
    </style:style>
    <style:style style:name="P20" style:family="paragraph" style:parent-style-name="Standard">
      <style:paragraph-properties fo:text-align="center" style:justify-single-word="false"/>
      <style:text-properties fo:font-size="20pt" fo:font-style="normal" style:text-underline-style="solid" style:text-underline-width="auto" style:text-underline-color="font-color" fo:font-weight="bold" style:font-size-asian="20pt" style:font-style-asian="normal" style:font-weight-asian="bold" style:font-size-complex="20pt" style:font-style-complex="normal"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background-color="#9900ff"/>
    </style:style>
    <style:style style:name="T4" style:family="text">
      <style:text-properties fo:background-color="#00cc33"/>
    </style:style>
    <style:style style:name="T5" style:family="text">
      <style:text-properties fo:background-color="#00cc00"/>
    </style:style>
    <style:style style:name="T6" style:family="text">
      <style:text-properties fo:font-style="italic" style:font-style-asian="italic" style:font-style-complex="italic"/>
    </style:style>
    <style:style style:name="T7" style:family="text">
      <style:text-properties fo:font-style="italic" fo:background-color="#9900ff" style:font-style-asian="italic" style:font-style-complex="italic"/>
    </style:style>
    <style:style style:name="T8" style:family="text">
      <style:text-properties fo:font-style="italic" fo:background-color="#00cc00" style:font-style-asian="italic" style:font-style-complex="italic"/>
    </style:style>
    <style:style style:name="T9" style:family="text">
      <style:text-properties fo:font-style="italic" fo:font-weight="normal" style:font-style-asian="italic" style:font-weight-asian="normal" style:font-style-complex="italic" style:font-weight-complex="normal"/>
    </style:style>
    <style:style style:name="T10" style:family="text">
      <style:text-properties fo:font-style="italic" style:text-underline-style="none" fo:font-weight="normal" style:font-style-asian="italic" style:font-weight-asian="normal" style:font-style-complex="italic" style:font-weight-complex="normal"/>
    </style:style>
    <style:style style:name="T11" style:family="text">
      <style:text-properties fo:font-style="normal" style:font-style-asian="normal" style:font-style-complex="normal"/>
    </style:style>
    <style:style style:name="T12" style:family="text">
      <style:text-properties fo:font-style="normal" fo:background-color="#9900ff" style:font-style-asian="normal" style:font-style-complex="normal"/>
    </style:style>
    <style:style style:name="T13" style:family="text">
      <style:text-properties fo:font-style="normal" fo:background-color="#00cc00" style:font-style-asian="normal" style:font-style-complex="normal"/>
    </style:style>
    <style:style style:name="T14" style:family="text">
      <style:text-properties fo:font-style="normal" fo:background-color="#00cc33" style:font-style-asian="normal" style:font-style-complex="normal"/>
    </style:style>
    <style:style style:name="T15" style:family="text">
      <style:text-properties fo:font-style="normal" fo:background-color="#ffffff" style:font-style-asian="normal" style:font-style-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Jeu : Seloria</text:p>
      <text:p text:style-name="P1">(<text:span text:style-name="T10">dispo sur le forum)</text:span></text:p>
      <text:p text:style-name="P1"/>
      <text:p text:style-name="P1">Résumé :</text:p>
      <text:p text:style-name="Standard"/>
      <text:p text:style-name="Standard">Histoire :</text:p>
      <text:p text:style-name="Standard"/>
      <text:p text:style-name="Standard">Trame principale :</text:p>
      <text:p text:style-name="Standard"/>
      <text:p text:style-name="Standard">Dans l'empire de Seloria, une grand ordre règne le pays depuis environ un siècle : le Panthéon. Il est dirigé par l'Archi-Prêtre, l'Archi-Inquisiteur et le Général </text:p>
      <text:p text:style-name="Standard">des Armées Saintes. Cet ordre diffuse une religion polithéiste basée sur les exploits de trois grands Mages, qui selon le Panthéon auraient acquis la divinité. Les 3 dirigeants actuels sont en fait des images des Trois : c'est à dire le Grand Mage (Archi-Inquisiteur), le Grand Prêtre (Archi-Prêtre), le Grand Magelame (Général des Armées Saintes). Le Panthéton décrète comme d'état sa religion dans tout le pays, tout en affichant un message d'ouverture. Ainsi officiellement, </text:p>
      <text:p text:style-name="Standard">les autres religions sont tolérées. En réalité, toutes les religions qui pronnent la mesure, la simplicité, qui condamne la magie ou qui condamne le polythéisme</text:p>
      <text:p text:style-name="Standard">sont persécutées, et ses pratiquants secrètement enlevés pour être convertis de force par les Inquisiteurs dans le grand Monastère du Panthéon. Notamment la religion</text:p>
      <text:p text:style-name="Standard">du Créateur, monothéiste et plaidant que le Panthéon n'est qu'un mensonge destiné à contrôler les masses et n'est qu'un choix politique. Néanmois, la religion du </text:p>
      <text:p text:style-name="Standard">Panthéon possède de nombreux fidèles qui se sont convertis volontairement à l'origine.</text:p>
      <text:p text:style-name="Standard"/>
      <text:p text:style-name="Standard">Dans notre histoire, le grand-père du héro, a enquêté une grande partie de sa vie les origines de ce dernier.</text:p>
      <text:p text:style-name="Standard">Il réussi à trouver des éléments suspicieux et contradictoires. A partir de ses éléments, il a écrit un livre pour démontrer aux lecteurs que le Panthéon était</text:p>
      <text:p text:style-name="Standard">une invention. A l'époque où ce livre fut publié, les Grands Inquisiteurs n'existaient pas. Sa publication créa un mouvement de foule dans la capitale, qui voulut</text:p>
      <text:p text:style-name="Standard">renverser le Panthéon. L'Archi-Inquisiteur lança alors un sort pour altérer la mémoire de la foule qui oublia le contenu de l'ouvrage. Les livres furent saisis partout</text:p>
      <text:p text:style-name="Standard">dans la capitale par les soldats des Armées Saintes, et détruits. Suite à quoi les Grands-Inquisiteurs furent déployés dans toutes les régions du royaume pour </text:p>
      <text:p text:style-name="Standard">effacer la mémoire d'autres personnes ayant lu le livre, récupérer les copies restantes partout dans le monde, et trouver le Pépé du héros (qui s'appelle Uriel) pour</text:p>
      <text:p text:style-name="Standard">le ramener mort ou vif au Panthéon.</text:p>
      <text:p text:style-name="Standard"/>
      <text:p text:style-name="Standard">Au moment où le héros se réveille, Pépé a disparu. Etant panthéonien depuis toujours, il ignore toute l'histoire de son grand-père. Depuis la naissance, il a la capacité</text:p>
      <text:p text:style-name="Standard">rare de percevoir et de détruire les altérations magiques, même s'il ne maîtrise pas cette facette de son don. C'est à dire qu'il est capable de détecter si une </text:p>
      <text:p text:style-name="Standard">personne est sous l'emprise d'un sort, par exemple si on lui a modifié la mémoire. C'est ainsi qu'il est capable de communiquer avec son chien, </text:p>
      <text:p text:style-name="Standard">qui est en fait une personne transformée. C'est en effet le sort le plus doux que réserve le Panthéon aux personnes qui s'opposent fermement au Panthéon. </text:p>
      <text:p text:style-name="Standard">C'est ainsi qu'il croisa en recherchant Pépé la jeune M'ri, qui a été transformée en chat, ainsi que toute sa famille. Que ce soit parce que Pépé avait disparu</text:p>
      <text:p text:style-name="Standard">ou pour une autre raison, il réussit à partiellement annuler le sort qui frappe M'ri. C'est ainsi qu'ils partirent à la recherche de Pépé. Ils finirent par remonter</text:p>
      <text:p text:style-name="Standard">sa piste, grâce aux talents de M'ri jusqu'à une ancienne caverne volcanique. Ils le découvrirent au fond de la caverne, prêt à être téléporté ou pire exécuté par un </text:p>
      <text:p text:style-name="Standard"><text:soft-page-break/>Assassin, envoyé par le Grand Inquisiteur de la région. Après avoir tué l'Assassin, ils rentrèrent à la maison et Pépé expliqua au héros la vérité. Ils décidèrent de</text:p>
      <text:p text:style-name="Standard">partir tous ensemble vers Rodeville pour leur sécurité. Divisé entre l'histoire de son Pépé et ses propres croyances, le héros devra choisir la façon qu'il jugera</text:p>
      <text:p text:style-name="Standard">la meilleure pour révéler la vérité : par la force ou par l'esprit.</text:p>
      <text:p text:style-name="Standard"/>
      <text:p text:style-name="Standard">Arrivée à Rodeville, ils découvrirent que le Grand Inquisiteur de la région était sur place. Lui parler avec Pépé dans les rangs était tout bonnement du suicide.</text:p>
      <text:p text:style-name="Standard">Ils l'évitèrent soigneusement et partir à la recherche d'une personne participant à la lutte contre le Panthéon. En entrant dans la boutique chez Mémé, ils </text:p>
      <text:p text:style-name="Standard">rencontrèrent la soeur de Pépé, Mémé. Il se trouve que Mémé est une pratiquante de la religion du Créateur qui se cachait, et essayait tout comme son frère </text:p>
      <text:p text:style-name="Standard">de révéler la vérité. Mémé leur indiqua d'aller dans le sous-sol pour rencontrer le chef de la résistance, Lyne, qui recherchait des mercenaires pour obtenir</text:p>
      <text:p text:style-name="Standard">un ouvrage spécial qui recensait tous les artéfacts anciens, le Collectio Reliquiae. Il servirait de preuve contre le Panthéon grâce aux informations sur les reliques</text:p>
      <text:p text:style-name="Standard">magiques des 3 grands Mages qui leur donnèrent des pouvoirs très puissants. Ce livre était perdu depuis des générations, mais Lyne retrouva sa trâce après de nombreuses</text:p>
      <text:p text:style-name="Standard">recherches : il se trouvait dans les ruines Naines au sud de Rodeville. </text:p>
      <text:p text:style-name="Standard"/>
      <text:p text:style-name="Standard">Le groupe se dérigea dans vers les ruines, et trouva un immense trésor gardé par un Dragon. Il se trouvait que le livre qu'ils cherchaient était dans ce trésor. Après</text:p>
      <text:p text:style-name="Standard">l'avoir récupéré ils rentrèrent chez Mémé pour se retrouver nez à nez avec le Grand Inquisiteur. S'en suivit une bataille où Lyne se joigna à eux. A la fin du combat,</text:p>
      <text:p text:style-name="Standard">l'Inquisiteur vaincu et à bout de force expliqua que le Panthéon était également à la recherche du livre. Non pas pour le brûler à cause des informations contre le </text:p>
      <text:p text:style-name="Standard">Panthéon qu'il contenait, mais parce qu'il permettait de trouver une relique, le Parchemin de Vision, qui permettrait au Panthéon de combattre un ennemi nouveau : le Clan des Braises. Il </text:p>
      <text:p text:style-name="Standard">s'agissait d'un clan d'hommes corrompus par la magie appelés les Cendrais.</text:p>
      <text:p text:style-name="Standard"/>
      <text:p text:style-name="Standard">A l'origine, le Maître du Clan, une femme du nom de Eadwynn, était la soeur des 3 Grands Mages. Eadwynn et ses frères étaient les enfants du roi de Seloria de leur époque. </text:p>
      <text:p text:style-name="Standard">Pendant leur vie, les Trois parcouraient le monde à la recherche de nouveaux sorts. Un jour, ils découvrirent l'existence du Baton Archimagnus, permettant de décupler les pouvoirs du porteur. </text:p>
      <text:p text:style-name="Standard">Ils finirent par le trouver, mais au lieu de s'en contenter, étudière son échantement afin de le dupliquer et de le multiplier. Au moment de la fin de leur </text:p>
      <text:p text:style-name="Standard">travaux, ils testèrent les effets de l'enchantement sur Eadwynn, qui pendant quelques minutes, posséda des pouvoirs colossaux, à la fois merveilleux mais aussi</text:p>
      <text:p text:style-name="Standard">destructeur. Elle prit goût au pouvoir et décida de s'emparer du bâton qui avait été amélioré. Malheureusement elle ne sut pas s'en servir car elle était Commandante dans</text:p>
      <text:p text:style-name="Standard">l'armée du roi et non pas mage. Les 3 frères, les 3 Grands Mages, utilisèrent le fruit de leur travaux pour arrêter leur soeur, qui suite à leur bataille, fut condamnée à être</text:p>
      <text:p text:style-name="Standard">maudite et enchainée en prison jusqu'à la mort. La vérité était que le pouvoir du Baton était corrupteur : et bientôt les Trois subirent le même sort que leur soeur, en devenant avides de </text:p>
      <text:p text:style-name="Standard">pouvoir et de puissance. Ils utilisèrent l'enchantement Archimagus jusqu'à atteindre un niveau de puissance magique telle que leur corps pouvaient à peine le contenir. Pour remédier</text:p>
      <text:p text:style-name="Standard">à cela, ils créérent un sort extrêment puissant leur permettant de faire subsiter leur âme en dehors de leur corps et ceux afin de ne plus être limité par leur soif de pouvoir.</text:p>
      <text:p text:style-name="Standard">Malheuresment pour eux, le sort ne dura pas, et après avoir passé quelques secondes sous formes d'esprits surpuissants, ils disparurent comment s'ils s'étaient donné la mort.</text:p>
      <text:p text:style-name="Standard">Du côté de Eadwynn, sa malédiction la transforma peu et peu, et elle fut la première Cendraise. Elle forma ensuite le Clan des Braises, et prépara un stratégie afin</text:p>
      <text:p text:style-name="Standard"><text:soft-page-break/>de retrouver les travaux de ses frères, et reprendre le contrôle de Seloria, qu'elle estimait comme lui étant du, étant donné qu'elle était la dernière fille du Roi.</text:p>
      <text:p text:style-name="Standard"/>
      <text:p text:style-name="Standard">Le héros choisira de donner le Collectio à l'Inquisiteur, est ainsi rejoindre les rangs d'élites du Panthéon pour lutter contre Eadwynn ou de le garder et ainsi pouvoir prouver que le Panthéon</text:p>
      <text:p text:style-name="Standard">est faux après avoir battu Eadwynn. <text:span text:style-name="T3">Dans le cas 1 Valerius rejoinds l'équipe en tant que Mage,</text:span> <text:span text:style-name="T5">dans l'autre cas Lyne rejoinds l'équipe en tant que Chevalier.</text:span></text:p>
      <text:p text:style-name="Standard">Dans les deux cas le groupe de héros se dirigera vers le dernier emplacement connu du Parchement de Vision : la ville enneigée de Glacevent.</text:p>
      <text:p text:style-name="Standard"/>
      <text:p text:style-name="P2">A Glacevent ils firent la rencontre de Marc, un barde itinérant filou dans l'âme. Il apprendra au groupe l'existence des voies (classes) hybrides, permettant l'utilisation des techniques de combats et de la magie simultanément. Cependant, ces voies sont difficiles à apprendre et les maîtres qui les enseignent sont rares. Marc pourra apprendre au groupe la voie du Barde et du Roublard contre un objet caché dans une tour non loin. Marc pourra rejoindre le groupe bien plus tard.</text:p>
      <text:p text:style-name="Standard"/>
      <text:p text:style-name="Standard">C'est également à Glacevent que le groupe consultera les archives de la mairie afin de découvrir ce qu'il est advenu du Parchemin de Vérité. Ils apprendront qu'il a effectivement séjourné à Glacevent quelques temps il y a des décennies, puis le Conseil des Inquisiteurs décida de le cacher dans un receptacle secret afin que personne ne puisse mettre la main dessus. La nature du receptacle n'est pas précisée. Tout ce que le groupe put découvrir, c'est que ce receptacle n'était pas immobile : il ne restait jamais au même endroit très longtemps. La seule piste restante est de se rendre à la capiale de</text:p>
      <text:p text:style-name="Standard">Seloria afin d'enquêter sur la nature ce dernier pour pouvoir le retrouver. Pour se rendre à la capitale, il faut prendre le bâteau ! Le groupe devra se rendre à la ville portuaire de Port-Aux-Mouettes afin de trouver un passeur et de négocier un voyage vers la capitale. Sur place ils trouveront effectivement un passeur.</text:p>
      <text:p text:style-name="Standard"/>
      <text:p text:style-name="Standard"><text:span text:style-name="T6">Malheureusement tous les passages vers le sud sont coupés en raison de récentes attaques de diablotins qui s'amusent à voler les marchandises de valeur, à mettre le feu aux navires ou à infester les vivres d'asticots. En enquêtant, le groupe découvrira que ces diablotins viennent du Marécage Grouillant. Ils y découvriront un château abandonné, dans lequel les diablotins se réunissent, sous les ordres du Roi Diablotin, que le groupe battra afin de pouvoir progresser. Pendant le combat, M'ri sera blessée pour éviter à Jean une attaque surprise. Craignant de mourir elle révèlera indirectement ses sentiments à Jean. Heureusement, elle sera sauvée </text:span><text:span text:style-name="T7">grâce aux talents magiques de Valerius</text:span><text:span text:style-name="T6">, </text:span><text:span text:style-name="T8">ou à l'expérience de Lyne en matière de blessures.</text:span></text:p>
      <text:p text:style-name="Standard"/>
      <text:p text:style-name="Standard">Après avoir battu le Roi des Diablotins, le passeur leur offrira carrement un petit navire afin de se rendre à la captiale. Une fois arrivé à la capitale, ils commenceront leur enquête. Ils essaieront de trouver des informations à l'Université des Trois, là où les meilleurs mages comme Valerius ont été formés. Malheureusement ils ne trouveront rien. Ils chercheront alors dans les bas fonds de la ville à la recherche d'un « informateur ».Ils y feront la connaissance de Evindorië, ou Evie, qui est une des dernières elfes vivantes. C'est une magelame. Elle leur apprendra la vraie nature du receptacle du Parchemin de Vision, car elle était elle même sur cette quête pour eassyer de sauver Eadwynn depuis des décénnies : c<text:span text:style-name="T11">ar en réalité, le receptacle utilisé pour cacher le Parchemin de Vision était un homme. De ce fait, lui ainsi que tous ses descendants détiennent en eux l'enchantement du Parchemin de Vision et sont donc capables de déceler les personnes victimes d'enchantements et de les défaire. Evie expliqua que le prince Answith, un des Trois grand mage, était à l'origine de la fusion du parchemin avec un jeune garçon et qu'ainsi depuis le début, ils cherchaient à retrouver la trace du ou des descendants. Elle leur expliqua également que le seul endroit qui lui restait à fouiller pour découvrir ces descendants était le Monastère, mais qu'elle ne pouvait pas le faire, car les elfes et le Panthéon avaient signés un pacte. En effet, les elfes, vivants très longtemps, ont été témoins du début du Panthéon, et donc savent très bien la vérité. Mais leur espèce étant quasiement éteinte, le </text:span><text:soft-page-break/><text:span text:style-name="T11">Panthéon leur fit signer le pacte sous la menace de représailles qui déclareraient leur fin. </text:span><text:s/>Les héros s'infiltrèrent donc dans le Monastère. Ils se retrouvèrent alors nez à nez avec l'Archi-Prêtre au moment où il tentèrent de fouiller sa chambre. Il leur expliquera que pénétrer le Monastère était un sacrilège, et qu'ils devraient être exécutés. <text:span text:style-name="T3">Si Valerius fait partie de l'équipe, il tentera de calmer l'AP, mais celui répondra que Val est le plus mauvais des Inquisiteurs et qu'il devrait aussi être éliminé.</text:span> Heureusement, les héros arriveront à défaire les sbires de l'Archi-Prêtre, ce qui amenera ce dernier à se battre lui même. Au cours du combat, la vraie nature de Jean sera découverte par l'AP : c'était Jean le decendant de l'élu qui avait reçu l'essence du parchemin de Vision. <text:span text:style-name="T12">Si Jean a rejoint Valerius, à la fin du combat, l'AP s'excusera pour s'être emporté et traitera Valerius d'incapable pour ne pas avoir vu que Jean était LA personne dont ils avaient besoin. Car en effet, depuis le début le Panthéon était au courant de la nature du « Parchemin » et espérait retrouver la trace du decendant avec le Collectio Reliquiae (ce qui savera inutile car le Collectio ne leur donna que la dernière position connue du Parchemin avant qu'il ne soit fusionné avec l'enfant). Il demandera donc à Jean de rejoindre officiellement les rangs d'élite du Panthéon afin de collaborer avec eux. Val sera extrêment deplu par cette proposition. L'AP expliquera au groupe qu'il ne souhaite pas désenchanter Eadwynn mais la tuer, et que le pouvoir de Jean ne serevira qu'à maitriser l'autre relique nécessaire à cet oeuvre (toujours à l'aide du Collectio Reliquiae). Cette relique n'est ni plus ni moins que le Bâton d'Archimagnus. </text:span></text:p>
      <text:p text:style-name="P4"/>
      <text:p text:style-name="Standard"><text:span text:style-name="T11"><text:s/></text:span><text:span text:style-name="T13">Sinon, l'Archi-Prêtre restera au sol évanoui. Le groupe trouvera les recherches de l'AP concernant le Parchemin de Vision. Ils y découvriront que pour pouvoir désenchanter Eadwynn, le groupe devra utilisre une autre relique pour augmenter la puissance du pouvoir de Jean : le bâtin d'archimagnus. Les héros se rendront dans la ville de Kesh, vile très reculée au fin fond des Terres de Braises, car après avoir attaqué l'AP, ils sont recherchés dans tout l'empire. Kesh est la ville où est cachée la base secrète de l'Eclat de la vérité.</text:span></text:p>
      <text:p text:style-name="Standard"><text:span text:style-name="T13"/></text:p>
      <text:p text:style-name="P3">Eadwynn l'avait volé aux Trois Mages, et s'en était servi pendant sa guerre contre eux. Après sa défaite le bâton lui a été repris et caché dans un endroit tenu secret par les Trois Frères, afin que personne ne puisse la mettre dessus et surtout qu'ils soient les seuls à posseder son pouvoir démultiplier pour pouvoir ne plus être contrés. Grâce au Collectio Reliquiae, ils apprendront qu'il a été caché dans les nuages. Ne comprenant pas au début, l'AP ou Lyne fera le lien avec la légende de la cité volante des Trois, qui a toujours été considérée comme futile et impossible. En effet, si une cité volante était maintenanue dans les airs, elle aurait été visible, ou aurait fini par tomber, car l'enchantement aurait été évaporé avec le temps. Ils finirent par supposer que la cité « volante » était donc probablement « ailleurs » càd dans un autre monde, une autre dimension, une autre réalité. Ils déduiront de cette légende que le seul accès à cette cité serat via un portail, une porte <text:s/>ou quelque chose dans ce genre. C'est là qu'ils feront le rapprochement avec les Portes des Trois : des portes secrètes utilisées par le Panthéon pour envoyer son élite partout dans l'empire, et à l'origine construite par les Trois. Malheuresement, aucune de celles trouvées à ce jour ne mènent dans la cité. La légendre de la porte du Paradis sera alors mentionnée également mentionnée. Bien que n'ayant aucun rapport de première vue avec la légende de la Cité volante, le lien sera là clair. Le groupe se mettra dans à la recherche d'une Porte des Trois secrète pouvant mener dans la cité volante. Evidemment, il n'est absolument pas écrit dans le livre ou se trouve cette cité. Ils découvriront la porte secrète dans une grotte dans le désert. Sur le chemin de la grotte ils se retrouveront nez à nez avec Eadwynn qui réussit à apprendre ce qui se tramait. Elle proposera dans tout les cas à Jean et son groupe de la rejoindre pour faire éclater la vérité sur le Panthéon et d'exterminer tout les hauts membres de l'ordre, de raser le Monastère et toutes les églises, et lui permettre de restaurer sa lignée sur le trône. Ne désirant pas mettre le pays à feu et à sang, Jean refusera. <text:span text:style-name="T5">Si Jean a choisi l'Éclat de la Vérité, Eadwynn capturera M'ri et leur demandera de retrouver pour elle le bâton d'Archimagnus, car la cité des Trois est bien évidemment scellée en sa présence, sinon elle transformera M'ri en Cendrais</text:span>. <text:span text:style-name="T3">Cependant si Jean a choisit le Panthéon, M'ri, créationiste de naissance et dont la famille a été détruite par le Panthéon, sera séduite par la proposition de Eadwynn, aveuglé par sa propre </text:span><text:soft-page-break/><text:span text:style-name="T3">colère contre le Panthéon, et ne pouvant pas supporter le choix de Jean de suivre le Panthéon. Ainsi M'ri partira avec Eadwynn et ses cendrais.</text:span> Jean sera effondré par le départ ou la capture de M'ri. Eadwynn lancera un sort destructeur blessant tout l'équipe. Jean se réveillera ensuite à Rodeville, persuadé d'avoir rêvé. En voyant Mémé approcher, il comprendra que ce n'est pas le cas. S'en suivra une suite de dialogues où Mémé remontera le moral à Jean et racontera la création de l'Eclat de la Vérité. De plus en plus dérouté par les évènements, notamment ceux du Panthéon à son égart 'l'AP ayant voulu le tuer dans les deux cas), il questionnera sa foi. Mémé lui proposera de se convertir au créationisme. Qu'il réponde oui ou non, cela sera déterminant pour la fin de l'histoire :</text:p>
      <text:list xml:id="list2734579271357096533" text:style-name="L1">
        <text:list-item>
          <text:list>
            <text:list-item>
              <text:p text:style-name="P9">en tant que <text:span text:style-name="T3">membre d'élite du Panthéon</text:span> et <text:span text:style-name="T3">panthéonien</text:span>, il fera face à Eadwynn et M'ri (qui sera devenue une <text:s/>Cendraise) lors du combat final (rendant le combat plus difficile, et nécessitant la mort des deux femmes) ;</text:p>
            </text:list-item>
            <text:list-item>
              <text:p text:style-name="P9"><text:s/>en tant que <text:span text:style-name="T4">membre de l'Eclat de la Vérité</text:span> et <text:span text:style-name="T3">panthéonien</text:span> il pourra désenchanter Eadwynn mais M'ri partira pour ne jamais revoir Jean;</text:p>
            </text:list-item>
            <text:list-item>
              <text:p text:style-name="P9">en tant que <text:span text:style-name="T3">membre d'élite du Panthéon</text:span> et <text:span text:style-name="T4">créationiste</text:span>, il fera face à Eadynn qu'il devra tuer. Si Jean est corrompu par le Bâton (voir après), il tuera tout le monde dans un élan de folie. De plus, il deviendra un Cendrais (le nouveau Eadwynn). Sinon tout se passera normalement, et Jean et M'ri finiront par se marier.</text:p>
            </text:list-item>
            <text:list-item>
              <text:p text:style-name="P10"><text:span text:style-name="T11">en tant que </text:span><text:span text:style-name="T14">membre de l'Eclat de la Vérité</text:span><text:span text:style-name="T11"> et </text:span><text:span text:style-name="T14">créationiste</text:span><text:span text:style-name="T11">, il pourra désanchanter Eadwynn. Eadwynn se moquera de lui à ce moment là. Il pourra décider d'utiliser le bâton au maximum ou non. S'il le fait, il sera corrompu, et tuera M'ri qui essaiera de l'arrêter. Sinon tout se passera bien. Ils se mariront suite à cette fin.</text:span></text:p>
              <text:p text:style-name="P11"/>
            </text:list-item>
          </text:list>
        </text:list-item>
      </text:list>
      <text:p text:style-name="P3">Après quoi, la suite ce passera de la manière suivante :</text:p>
      <text:list xml:id="list5683800566171285059" text:style-name="L2">
        <text:list-item>
          <text:p text:style-name="P13"><text:span text:style-name="T11">Dans le cas </text:span><text:span text:style-name="T12">VIOLET</text:span><text:span text:style-name="T11">-</text:span><text:span text:style-name="T12">VIOLET </text:span><text:span text:style-name="T11">: un envoyé de l'Archi-Prêtre demandera à Jean de se remettre sur le chemin du Bâton Archimagnus. Pépé proposera alors à Jean de recruter Marc ou Evindorië (qui aura quitté la cité impériale pour son village natal) dans le groupe afin d'aller dans la cité.</text:span></text:p>
        </text:list-item>
        <text:list-item>
          <text:p text:style-name="P13"><text:span text:style-name="T11">Dans le cas </text:span><text:span text:style-name="T13">VERT</text:span><text:span text:style-name="T11">-</text:span><text:span text:style-name="T12">VIOLET </text:span><text:span text:style-name="T11">: Lyne proposera à Jean de récupérer Marc ou Evindorië (qui aura quitté la cité impériale pour son village natal) et de continuer la quête du bâton Archimagnus.</text:span></text:p>
        </text:list-item>
        <text:list-item>
          <text:p text:style-name="P13"><text:span text:style-name="T11">Dans le cas </text:span><text:span text:style-name="T12">VIOLET</text:span><text:span text:style-name="T11">-</text:span><text:span text:style-name="T13">VERT </text:span><text:span text:style-name="T11">: Valerius sera sidéré par la conversion de Jean. Il proposera ensuite d'aller chercher Marc ou Evindorië (qui aura quitté la cité impériale pour son village natal) <text:s/>pour récupérer le Bâton. </text:span></text:p>
        </text:list-item>
        <text:list-item>
          <text:p text:style-name="P13"><text:span text:style-name="T11">Dans le cas </text:span><text:span text:style-name="T13">VERT</text:span><text:span text:style-name="T11">-</text:span><text:span text:style-name="T13">VERT </text:span><text:span text:style-name="T11">: Lyne proposera à Jean de récupérer Marc ou Evindorië (qui aura quitté la cité impériale pour son village natal) <text:s/>et de continuer la quête du bâton Archimagnus.</text:span></text:p>
        </text:list-item>
      </text:list>
      <text:p text:style-name="P4"/>
      <text:p text:style-name="Standard"><text:span text:style-name="T11">Le groupe partira donc chercher Marc, qui rejoindra l'équipe. Ils retouneront à la caverne, passeront le portail, et se retrouveront dans la cité volante. Après avoir éliminé toutes les armures et le Golem </text:span><text:span text:style-name="T11">qui gardent le bâton, la suite divergera à nouveau :</text:span></text:p>
      <text:list xml:id="list5699444454447165690" text:style-name="L3">
        <text:list-item>
          <text:p text:style-name="P14"><text:span text:style-name="T11">Dans le cas </text:span><text:span text:style-name="T12">VIOLET</text:span><text:span text:style-name="T11">-</text:span><text:span text:style-name="T13">VERT </text:span><text:span text:style-name="T15">: Valerius tentera d'utiliser le bâton contre Jean pour absorber l'enchantement du Parchemin de Vision (le tuant dans le processus), le jugeant indigne de porter le bâton et l'enchantement depuis sa conversion au créationisme. S'en suivra un combat à la suite duquel Jean pourra décider d'épargner ou non Val. Si Jean épargne Val, il débloque la fin « Non corrompu VIOLET-VERT » sinon la fin « corrompu VIOLET-VERT « </text:span></text:p>
        </text:list-item>
        <text:list-item>
          <text:p text:style-name="P12">Dans tout les autres cas le groupe sort du donjon normalement.</text:p>
        </text:list-item>
      </text:list>
      <text:p text:style-name="P3"/>
      <text:p text:style-name="Standard"><text:span text:style-name="T15">En fonction de sa faction, Jean</text:span><text:span text:style-name="T12"> ramnera le Bâton au monastère</text:span><text:span text:style-name="T15"> ou </text:span><text:span text:style-name="T13">à la base secrète de l'Eclat de la Vérité, située dans la ville de Kesh. </text:span></text:p>
      <text:p text:style-name="P5"/>
      <text:p text:style-name="P7"><text:soft-page-break/>Au Monastère, l'AP apprendra à Jean à se servir du Bâton couplé à son enchantement de manière à TUER Eadwynn.</text:p>
      <text:p text:style-name="P8">Dans la base de l'EV, ça sera Mémé, ancienne Inquisitrice, qui lui apprendra à son servir pour DESENCHANTER Eadwynn.</text:p>
      <text:p text:style-name="P8"/>
      <text:p text:style-name="P6">Suite à quoi ils se dirigeront vers la tanière de Eadwynn, les Monts de Braises, afin d'accéder au combat final.</text:p>
      <text:p text:style-name="P6"/>
      <text:p text:style-name="P6">Entre temps le groupe pourra faire des donjons optionnels pour débloquer des classes hybrides et des classes avancées pour changer sa stratégie.</text:p>
      <text:p text:style-name="P8"/>
      <text:p text:style-name="Standard"/>
      <text:p text:style-name="P1">Plan : </text:p>
      <text:p text:style-name="Standard"/>
      <text:p text:style-name="Standard">I – pépé se fait enlever, rencontre avec M'ri, essayent de survivre</text:p>
      <text:p text:style-name="Standard">héros se rend compte – en rencontrant plusieurs personnages clé, et en visitant des lieux importants - que sa vie ne sera plus jamais la même, qu'ils sont plongés dans un lutte complexe entre plusieurs factions, et que la recherche de la vérité sur le passé du royaume et le type de future qu'il voit pour lui-même vont être cruciaux pour leur survie à tous.</text:p>
      <text:p text:style-name="Standard"/>
      <text:p text:style-name="Standard">II – quête pour retrouver anciens artefacts qui feront pencher la balance de l'histoire vers une faction ou vers une autre</text:p>
      <text:p text:style-name="Standard">un twist à la fin de cette partie ? (genre en fait pépé et mémé n'étaient pas humains mais des divinités créatrices, ils ont été maudits et rendus mortels par leurs ennemis d'autres divinités qui se sont servis de la soif de pouvoir des humains blablabla)</text:p>
      <text:p text:style-name="Standard"/>
      <text:p text:style-name="Standard">III – vers le combat final</text:p>
      <text:p text:style-name="Standard">(dernières péripéties, et choix, puis préparations vers le combat final avec le dernier boss)</text:p>
      <text:p text:style-name="Standard"/>
      <text:p text:style-name="P1">Liste des personnages principaux :</text:p>
      <text:p text:style-name="Standard"/>
      <text:p text:style-name="Standard">1) héros :</text:p>
      <text:list xml:id="list36602375" text:continue-list="list2734579271357096533" text:style-name="L1">
        <text:list-item>
          <text:p text:style-name="P9"><text:span text:style-name="T1">Jean </text:span>: un jeune homme ayant toujours vécu avec son Pépé qui l'a adopté. Orphelin et d'origine inconnue, Pépé l'a trouvé dans un linceul devant sa porte. Plus tard, il déménagea avec lui à Ruisselleau ou Jean grandira. Panthéonien depuis son enfance, comme tous les enfants nés à Seloria sous la Loi des Trois. Souhaitant d'abord découvrir pourquoi son Pépé fut victime d'une tentative d'assassinat, la découverte de la vérité le troublera. Il choisira de lutter pour la vérité avec Lyne et l'Eclat de la Vérité ou de rejoindre Valerius et l'Elite du Panthéon. En réalité, il <text:span text:style-name="T1">EST le Parchemin de Vision</text:span><text:span text:style-name="T2"> que le Panthéon et l'Eclat de la Vertié vont chercher.</text:span> Tombera amoureux de M'ri, mais la traitrise de cette dernière en faveur de la faction d'Eadwynn le plongera dans le désespoir. Ce sera Mémé, la sœur de Pépé, qui lui permettra de se relever, en lui prodiguant des conseils et des préceptes créationistes. Au final, il choisira de se convertir ou non à la religion du Créateur, ce qui changera l'issue finale contre Eadwynn.</text:p>
          <text:list>
            <text:list-header>
              <text:p text:style-name="P9"/>
            </text:list-header>
          </text:list>
        </text:list-item>
      </text:list>
      <text:p text:style-name="Standard"/>
      <text:list xml:id="list36615337" text:continue-numbering="true" text:style-name="L1">
        <text:list-item>
          <text:p text:style-name="P9"><text:span text:style-name="T1">M'ri </text:span>: une jeune femme à qui on a jeté un sort mais qui garde quand même le sens de l'humour, et qui a en fait un but mystérieux en plus d'être libérée de son enchantement. Croyante du Créateur, dernière de sa famille à être en vie. Elle aimera Jean qui l'a sauvée. Va finir par rejoindre les rangs de Eadwynn pour éradiquer le Panthéon qui a détruit sa famille.</text:p>
          <text:p text:style-name="P9"/>
        </text:list-item>
        <text:list-item>
          <text:p text:style-name="P9"><text:span text:style-name="T1">Pépé</text:span>: Uriel de son vrai nom, grand-père adoptif de Jean. Expert en lutte et arts martiaux <text:soft-page-break/>divers, ancien espion panthéonien jusqu'au jour où ses talents lui firent découvrir la vérité sur le Panthéon. Il écrivit un livre sur le sujet, qui causa un soulèvement national, suivi de l'Effacement, la date à partir de laquelle le Panthéon déploya des Inquisiteurs dans chaque région pour traquer toutes personnes détenant le livre d'Uriel, l'ayant lu ou étant contre le polythéisme et détruire les ouvrages restants, mais aussi pour effacer la mémoire de ces personnes et retrouver Uriel. Malheuresement, le sortilège d'amnésie n'étant efficace que si la mémoire est <text:s/>récente, toute personne insensible à ses effets est transformée en animal au mieux et envoyé au Monastère pour être convertie de force dans le pire des cas.</text:p>
          <text:p text:style-name="P9"/>
        </text:list-item>
        <text:list-item>
          <text:p text:style-name="P9"><text:span text:style-name="T1">Mémé </text:span>: Elisiff de son vrai nom, sœur de Pépé. Ancienne Inquisitrice (Mage) au service du Panthéon, convaincue ensuite de la vérité par son frère. Elle continua à exercer son rôle d'Inquisitrice pendant des années, mais au lieu de rechercher et envoyer les hérétiques au Monastère, elle leur apprenait à se cacher ou leur permettait de vivre ailleurs. Finit par se convertir secrètement à la religion du Créateur, étant ainsi la préface de la création du groupe l'Eclat de la Vérité qu'elle formera avec Lyne. Elle fut destituée de son poste par le Conseil des Inquisiteurs pour inefficacité. Elle tient maintenant une boutique d'objets magiques à Rodeville et fait partie secrètement de l'Eclat de la Vérité.</text:p>
          <text:p text:style-name="P9"/>
        </text:list-item>
      </text:list>
      <text:list xml:id="list6369046467967678771" text:style-name="L4">
        <text:list-item>
          <text:p text:style-name="P15"><text:span text:style-name="T1">Lyne </text:span>: Ancienne capitaine militaire des Saintes Armées, panthéonienne d'origine. Sa rencontre avec Elisiff changea sa vie. Elle apprit la vérité sur le Panthéon via le livre de Pépé. Sa logique et son bon sens militaire l'amenèrent à abandonner sa foi pour lutter contre la Loi des Trois. Mémé lui a proposé de rejoindre les croyants du créationisme, mais refusa, probablement par crainte d'être à nouveau déçue. Elle viendra à reconsidérer son choix si la fin <text:span text:style-name="T4">VERT</text:span>-<text:span text:style-name="T4">VERT</text:span> est atteinte.</text:p>
          <text:p text:style-name="P15"/>
        </text:list-item>
        <text:list-item>
          <text:p text:style-name="P15"><text:span text:style-name="T1">Valerius </text:span>: Grand Inquisiteur de la région de Rodeville. Panthéonien très croyant et fervant protecteur de son ordre. Il est né est à été élévé dans une famille d'Inquisiteur de père en fils, recevant ainsi une éducation à la magie très poussée et difficile, lui conférant une grande puissance magique, mais également beaucoup d'orgueil et de mépris pour les autres. Il hait fermement toute personne qui ne suit pas la Loi des Trois. Si Jean rejoint les rangs de l'élite du Panthéon puis se convertit au créationisme, il tentera de le tuer. Jean pourra choisir de l'achever ou non après quoi, changeant légèrement la fin <text:span text:style-name="T3">VIOLET</text:span>-<text:span text:style-name="T4">VERT </text:span>: dans tout les cas, le groupe devra prendre Marc comme remplaçant. Si Jean ne tue pas Valerius, il interviendra contre toute attente dans le combat final contre Eadwynn et se sacrifira pour sauver Jean. Dans l'autre cas, un des personnages du groupe sera K.O dans le combat à la place de Jean (mais ne moura pas au final).</text:p>
          <text:p text:style-name="P15"/>
        </text:list-item>
      </text:list>
      <text:p text:style-name="Standard"/>
      <text:p text:style-name="Standard"/>
      <text:p text:style-name="Standard">2) antagonistes :</text:p>
      <text:list xml:id="list6826626133397678708" text:style-name="L5">
        <text:list-item>
          <text:p text:style-name="P16">Eadwynn :</text:p>
          <text:p text:style-name="P16"/>
        </text:list-item>
        <text:list-item>
          <text:p text:style-name="P16">L'Archi-Inquisiteur :</text:p>
          <text:p text:style-name="P16"/>
        </text:list-item>
        <text:list-item>
          <text:p text:style-name="P16">L'Archi-Prêtre :</text:p>
          <text:p text:style-name="P16"/>
        </text:list-item>
        <text:list-item>
          <text:p text:style-name="P16">Le Général :</text:p>
        </text:list-item>
      </text:list>
      <text:p text:style-name="Standard"/>
      <text:p text:style-name="Standard">3) partis neutres :</text:p>
      <text:list xml:id="list833292795831122104" text:style-name="L6">
        <text:list-item>
          <text:p text:style-name="P18">Marc :</text:p>
        </text:list-item>
        <text:list-item>
          <text:p text:style-name="P17"><text:s/>Evindorië</text:p>
        </text:list-item>
      </text:list>
      <text:p text:style-name="Standard"/>
      <text:p text:style-name="Standard"><text:soft-page-break/></text:p>
      <text:p text:style-name="Standard"/>
      <text:p text:style-name="Standard"><text:span text:style-name="T1">Chronologie</text:span> :</text:p>
      <text:p text:style-name="Standard"/>
      <text:p text:style-name="Standard">(-3452) -pefihvouegviu :</text:p>
      <text:p text:style-name="Standard">Guerre des Nains et des Elfes contre les dragons</text:p>
      <text:p text:style-name="Standard">Disparition des Nains et quasi extinction des Elfes au profit des Humains</text:p>
      <text:p text:style-name="Standard">-----------------------------------------------</text:p>
      <text:p text:style-name="Standard">(-403) -586 :</text:p>
      <text:p text:style-name="Standard">Formation du royaume de Seloria</text:p>
      <text:p text:style-name="Standard">(-398) -581 : </text:p>
      <text:p text:style-name="Standard">Naissance d'Evindorië.</text:p>
      <text:p text:style-name="Standard">(-234) : -417</text:p>
      <text:p text:style-name="Standard">Le continent est unifié par Archimagnus, créant ainsi l'Empire de Seloria.</text:p>
      <text:p text:style-name="Standard">(0) -183 :</text:p>
      <text:p text:style-name="Standard">Naissance d'Eadwynn et des Trois frères : Answith (le Mage), Eardwulf (le Magelame), Ofrelm (le Prêtre).</text:p>
      <text:p text:style-name="Standard">(22) -161 :</text:p>
      <text:p text:style-name="Standard">Les trois frères partent en voyage pour chercher de nouveaux sorts</text:p>
      <text:p text:style-name="Standard">(28) -155 :</text:p>
      <text:p text:style-name="Standard">l'empereur de seloria meurt</text:p>
      <text:p text:style-name="Standard">eadwynn prends le trone en attendant le retour du prince ainée</text:p>
      <text:p text:style-name="Standard">(30) -153 :</text:p>
      <text:p text:style-name="Standard">les trois frères trouvent le bâton d'archimagnus, ils commencent à l'étudier</text:p>
      <text:p text:style-name="Standard">(33) -153 :</text:p>
      <text:p text:style-name="Standard">les trois recherchent un moyen de controler le bâton (commencent à se corrompre mais faible car</text:p>
      <text:p text:style-name="Standard">le bâton est dans son état normal)</text:p>
      <text:p text:style-name="Standard">(36) -150 :</text:p>
      <text:p text:style-name="Standard">ils découvrent le collectio reliquiae et dans les mois suivant le parchemin de vision</text:p>
      <text:p text:style-name="Standard">(37) -149 :</text:p>
      <text:p text:style-name="Standard">en utilisant le pouvoir du parchemin de vision les trois arrivent </text:p>
      <text:p text:style-name="Standard">à extraire l'essence de l'enchantement du bâton archimagnus. Ils décident </text:p>
      <text:p text:style-name="Standard">d'amplifier l'enchantement</text:p>
      <text:p text:style-name="Standard">(39) -147 :</text:p>
      <text:p text:style-name="Standard">les trois arrivent à amplifier l'enchantement de manière stable. Leur corruption s'accélère.</text:p>
      <text:p text:style-name="Standard">(40) -146 :</text:p>
      <text:p text:style-name="Standard">les trois reviennent à Seloria et Eardwulf prends le place d'Eadwynn sur le trône (l'aîné)</text:p>
      <text:p text:style-name="Standard">(41) -145 :</text:p>
      <text:p text:style-name="Standard">les Trois décident de cacher le collectio reliquia et le parchemin de vision pour ne pas avoir</text:p>
      <text:p text:style-name="Standard">de concurrents. Le Prince Answith utilisera le bâton d'archimagnus pour extraire l'enchantement du parchemin </text:p>
      <text:p text:style-name="Standard">de vision et le sceller dans l'âme de l'ancètre de Jean (Brinjolf). Le Prince Eardwulf cachera le collectio dans </text:p>
      <text:p text:style-name="Standard">une ruine naine gardée par un dragon.</text:p>
      <text:p text:style-name="Standard">Après quoi ils décideront de tester le bâton directement sur une personne, Eadwynn. </text:p>
      <text:p text:style-name="Standard">(42) -144 :</text:p>
      <text:p text:style-name="Standard">Eadwynn est gangrénée par le désir de pouvoir. Elle vole le bâton d'archimagnus et réunit des partisans pour sa</text:p>
      <text:p text:style-name="Standard">cause dont elle amplifira la puissance. Les Trois sont à sa recherche. Le conflit finit par éclater dans les plaines</text:p>
      <text:p text:style-name="Standard">de l'Est. Eadwynn est vaincu par les Trois (et leur armée). La région est dévastée et maintenant connu comme les</text:p>
      <text:p text:style-name="Standard"><text:soft-page-break/>Terres de Braises. Eadwynn est enfermée dans le donjon du château de Seloria. Les Trois se remettent à l'étude du</text:p>
      <text:p text:style-name="Standard">bâton. L'usage intensif de ce dernier dans la guerre a très fortement corrompu les Trois, Eadwynn et toutes les </text:p>
      <text:p text:style-name="Standard">personnes ayant participé à la bataille. Les Trois se mettent à l'étude d'un sort pour subsister sous forme d'esprit</text:p>
      <text:p text:style-name="Standard">afin de ne plus être limité par leur corps en terme de puissance magique.</text:p>
      <text:p text:style-name="Standard">(44) -142 :</text:p>
      <text:p text:style-name="Standard">Les Trois réussissent à créer le sort. Ils cachent le bâton d'archimagnus dans une cité volante (de leur propre</text:p>
      <text:p text:style-name="Standard">création) gardée par des armures magiques. Cette cité est accessible par un portail caché dans le désert.</text:p>
      <text:p text:style-name="Standard">(45) -141 :</text:p>
      <text:p text:style-name="Standard">Les Trois utilisent le sort sur eux. La tentative est un échec, ils meurent. L'empire se retrouve sans</text:p>
      <text:p text:style-name="Standard">chef. Les hauts notables recherchent une solution. Le pays se déchire à cause du vide de pouvoir. </text:p>
      <text:p text:style-name="Standard">(46) -140 :</text:p>
      <text:p text:style-name="Standard">Le Panthéon est créé à l'image des Trois afin de pouvoir unifier la population de Seloria divisée en diverses</text:p>
      <text:p text:style-name="Standard">sectes, certaines monarchistes, certaines républicaines, d'autres opportunistes.</text:p>
      <text:p text:style-name="Standard">(49) -137 :</text:p>
      <text:p text:style-name="Standard">Eadwynn s'échappe des cachots du château de Seloria. Elle commence à parcourir la terre pour retrouver le Bâton.</text:p>
      <text:p text:style-name="Standard">A ce stade elle est totalement corrompue. Les personnes qui ont fait partie de son armée le sont devenu </text:p>
      <text:p text:style-name="Standard">également. Ces personnes sont appellées cendrais parce qu'elles ont la peau grise presque noire, les yeux</text:p>
      <text:p text:style-name="Standard">jaunâtre ou rouge, et des flux magiques surchargés parcourent leurs veines, faisant apparaître ses dernières comment</text:p>
      <text:p text:style-name="Standard">enflammées.</text:p>
      <text:p text:style-name="Standard">Découvrant que le bâton est dans la cité, et que celle ci lui est fermée, Eadwynn créé une faction réunissant toutes les personnes subissant sa malédiction (qui est</text:p>
      <text:p text:style-name="Standard">en fait une surcharge d'enchantement du bâton d'archimagnus). Le Clan des Braises est formée. Elle s'intalle dans la </text:p>
      <text:p text:style-name="Standard">seule région du monde où ses vampires et elles sont à l'abris d'être massacrés : les Terres de Braises (lieu où a eu lieu</text:p>
      <text:p text:style-name="Standard">la bataille contre les Trois) toujours dans l'optique de retrouver le bâton.</text:p>
      <text:p text:style-name="Standard">(124) -62 :</text:p>
      <text:p text:style-name="Standard">Pépé est né.</text:p>
      <text:p text:style-name="Standard">(125) - 61 :</text:p>
      <text:p text:style-name="Standard">Mémé est née.</text:p>
      <text:p text:style-name="Standard">(140) -46 :</text:p>
      <text:p text:style-name="Standard">Lyne est née.</text:p>
      <text:p text:style-name="Standard">(145) -41 :</text:p>
      <text:p text:style-name="Standard">Naissance du pere de Jean.</text:p>
      <text:p text:style-name="Standard">(154) -32 :</text:p>
      <text:p text:style-name="Standard">Pépé (Uriel) découvre des archives historiques pré-Panthéon qui attestent que leur divinisation est fausse. Il commence</text:p>
      <text:p text:style-name="Standard">à écrire un livre sur le sujet.</text:p>
      <text:p text:style-name="Standard">(159) -27 :</text:p>
      <text:p text:style-name="Standard">Marc nait.</text:p>
      <text:p text:style-name="Standard">(160) -26 :</text:p>
      <text:p text:style-name="Standard">Pépé publie son livre. La même année, le soulèvement et l'Effacement ont lieu. Le conseil des <text:soft-page-break/>Inquisiteurs est créé</text:p>
      <text:p text:style-name="Standard">et les inquisiteurs sont dispatchés dans le pays. Pépé part se cacher à Glacevent.</text:p>
      <text:p text:style-name="Standard">(165) -21 : </text:p>
      <text:p text:style-name="Standard">Le héros nait (à Glacevent). Sa mère est morte en enfantant.</text:p>
      <text:p text:style-name="Standard">(166) -20 :</text:p>
      <text:p text:style-name="Standard">Son père le confie à Uriel car il doit partir en mission contre</text:p>
      <text:p text:style-name="Standard">les cendrais. Son père moura dans sa mission et Pépé l'adoptera.</text:p>
      <text:p text:style-name="Standard">Valerius nait.</text:p>
      <text:p text:style-name="Standard">(167) -19 : </text:p>
      <text:p text:style-name="Standard">Uriel et Jean partent pour Ruisselleau.</text:p>
      <text:p text:style-name="Standard">M'ri est née.</text:p>
      <text:p text:style-name="Standard">(186) 0 :</text:p>
      <text:p text:style-name="Standard">début de l'histoi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H K</meta:initial-creator>
    <meta:creation-date>2018-03-20T23:53:57.17</meta:creation-date>
    <dc:date>2018-04-11T16:41:05.99</dc:date>
    <dc:creator>do sep</dc:creator>
    <meta:editing-duration>PT7H16M38S</meta:editing-duration>
    <meta:editing-cycles>42</meta:editing-cycles>
    <meta:generator>OpenOffice/4.1.3$Win32 OpenOffice.org_project/413m1$Build-9783</meta:generator>
    <meta:document-statistic meta:table-count="0" meta:image-count="0" meta:object-count="0" meta:page-count="10" meta:paragraph-count="195" meta:word-count="5319" meta:character-count="31253"/>
  </office:meta>
</office:document-meta>
</file>